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 style:data-style-name="N119">
      <style:text-properties style:font-name="Times New Roman"/>
    </style:style>
    <style:style style:name="ce24" style:family="table-cell" style:parent-style-name="Default">
      <style:text-properties style:font-name="Times New Roman" style:font-name-asian="DejaVu Sans" style:font-name-complex="Lohit Hindi"/>
    </style:style>
    <style:style style:name="ce2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3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4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6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  <style:style style:name="T2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3">
          <table:table-cell table:style-name="ce4" office:value-type="string">
            <text:p>Action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N/A</text:p>
          </table:table-cell>
          <table:table-cell table:style-name="ce6"/>
          <table:table-cell table:style-name="ce6" office:value-type="string">
            <text:p>actuator.action.Action</text:p>
          </table:table-cell>
          <table:table-cell table:style-name="ce25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6" office:value-type="string">
            <text:p>Wont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6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6" office:value-type="string">
            <text:p>Wont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6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6" office:value-type="string">
            <text:p>Wont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5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3">
          <table:table-cell table:style-name="ce1" office:value-type="string">
            <text:p>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7" office:value-type="string">
            <text:p>Wont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2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29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30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31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32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33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34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35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36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AngularVelocity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37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38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39" office:value-type="string">
            <text:p>partial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3" office:value-type="string">
            <text:p>BodyBas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40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41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Position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42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Material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43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44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S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45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46" office:value-type="string">
            <text:p>Yes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3"/>
          <table:table-cell office:value-type="string">
            <text:p>bodybase.set_skin_width</text:p>
          </table:table-cell>
          <table:table-cell table:style-name="ce47" office:value-type="string">
            <text:p>Yes</text:p>
          </table:table-cell>
          <table:table-cell table:style-name="ce23" table:number-columns-repeated="24"/>
          <table:table-cell table:style-name="ce5" table:number-columns-repeated="4"/>
          <table:table-cell table:style-name="ce23" table:number-columns-repeated="989"/>
          <table:table-cell/>
        </table:table-row>
        <table:table-row table:style-name="ro3">
          <table:table-cell table:style-name="ce3" office:value-type="string">
            <text:p>---SetUSerData<text:span text:style-name="T1">()</text:span></text:p>
          </table:table-cell>
          <table:table-cell table:style-name="ce11" office:value-type="string">
            <text:p>Wont</text:p>
          </table:table-cell>
          <table:table-cell table:number-columns-repeated="3"/>
          <table:table-cell table:style-name="ce48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3">
          <table:table-cell table:style-name="ce3" office:value-type="string">
            <text:p>---G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49" office:value-type="string">
            <text:p>Wont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5" office:value-type="string">
            <text:p>Yes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3">
          <table:table-cell table:style-name="ce3" office:value-type="string">
            <text:p>Bo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0" office:value-type="string">
            <text:p>Wont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1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1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52" office:value-type="string">
            <text:p>Yes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5" office:value-type="string">
            <text:p>Yes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3" office:value-type="string">
            <text:p>Wont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5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3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54" office:value-type="string">
            <text:p>Yes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Capsul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5" office:value-type="string">
            <text:p>Wont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capsule.Capsule</text:p>
          </table:table-cell>
          <table:table-cell table:style-name="ce25" office:value-type="string">
            <text:p>Yes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3">
          <table:table-cell table:style-name="ce3" office:value-type="string">
            <text:p>---CalculateInertia()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6" office:value-type="string">
            <text:p>Wont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3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7" office:value-type="string">
            <text:p>Wont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4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5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compass.Compass</text:p>
          </table:table-cell>
          <table:table-cell table:style-name="ce25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ass_get_angle</text:p>
          </table:table-cell>
          <table:table-cell/>
          <table:table-cell office:value-type="string">
            <text:p>Compass.get_angle</text:p>
          </table:table-cell>
          <table:table-cell table:style-name="ce25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5" office:value-type="string">
            <text:p>Yes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3">
          <table:table-cell table:style-name="ce3" office:value-type="string">
            <text:p>Compoundbody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58" office:value-type="string">
            <text:p>Wont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5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59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3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nvex.Convex</text:p>
          </table:table-cell>
          <table:table-cell table:style-name="ce61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Convex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2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4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66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7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 office:value-type="string">
            <text:p>Facto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8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6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fake_buoyanvy.FakeBuoyancy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ake_buoyancy_run</text:p>
          </table:table-cell>
          <table:table-cell/>
          <table:table-cell office:value-type="string">
            <text:p>fake_buoyancy.run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Yes</text:p>
          </table:table-cell>
          <table:table-cell table:number-columns-repeated="2"/>
          <table:table-cell table:style-name="ce24" office:value-type="string">
            <text:p><text:span text:style-name="T2">actuator.force.Force</text:span>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set_force</text:p>
          </table:table-cell>
          <table:table-cell/>
          <table:table-cell office:value-type="string">
            <text:p>force.set_force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force_run</text:p>
          </table:table-cell>
          <table:table-cell/>
          <table:table-cell office:value-type="string">
            <text:p>force.run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69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gps.GPS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gps_get_string</text:p>
          </table:table-cell>
          <table:table-cell/>
          <table:table-cell office:value-type="string">
            <text:p>GPS.get_string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Gyroscope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0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get_angular_velocity()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1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sensor.inclinometer.Inclinometer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inclinometer_get_angle</text:p>
          </table:table-cell>
          <table:table-cell/>
          <table:table-cell office:value-type="string">
            <text:p>Inclinometer.get_angle</text:p>
          </table:table-cell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 office:value-type="string">
            <text:p>Lin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2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---GetFeedback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4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75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76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7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8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19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7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7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0" office:value-type="string">
            <text:p>Yes</text:p>
          </table:table-cell>
          <table:table-cell table:number-columns-repeated="3"/>
          <table:table-cell table:style-name="ce7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0" office:value-type="string">
            <text:p>Yes</text:p>
          </table:table-cell>
          <table:table-cell table:number-columns-repeated="3"/>
          <table:table-cell table:style-name="ce7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0" office:value-type="string">
            <text:p>Yes</text:p>
          </table:table-cell>
          <table:table-cell table:number-columns-repeated="3"/>
          <table:table-cell table:style-name="ce7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0" office:value-type="string">
            <text:p>Yes</text:p>
          </table:table-cell>
          <table:table-cell table:number-columns-repeated="2"/>
          <table:table-cell office:value-type="string">
            <text:p>sensor.psd.PSD</text:p>
          </table:table-cell>
          <table:table-cell table:style-name="ce77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0" office:value-type="string">
            <text:p>Yes</text:p>
          </table:table-cell>
          <table:table-cell office:value-type="string">
            <text:p>psd_get_distance</text:p>
          </table:table-cell>
          <table:table-cell/>
          <table:table-cell office:value-type="string">
            <text:p>PSD.get_distacne</text:p>
          </table:table-cell>
          <table:table-cell table:style-name="ce77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7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7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impulse</text:p>
          </table:table-cell>
          <table:table-cell/>
          <table:table-cell office:value-type="string">
            <text:p>revolute.apply_angular_impulse</text:p>
          </table:table-cell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79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80" office:value-type="string">
            <text:p>Y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3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1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2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3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84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hereBas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86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pherical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spherical.Spherical</text:p>
          </table:table-cell>
          <table:table-cell table:style-name="ce87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spherical_set_limits</text:p>
          </table:table-cell>
          <table:table-cell/>
          <table:table-cell office:value-type="string">
            <text:p>Spherical.set_limits</text:p>
          </table:table-cell>
          <table:table-cell table:style-name="ce88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3"/>
          <table:table-cell table:style-name="ce25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pringDecc</text:p>
          </table:table-cell>
          <table:table-cell table:style-name="ce21" office:value-type="string">
            <text:p>Wont</text:p>
          </table:table-cell>
          <table:table-cell table:number-columns-repeated="3"/>
          <table:table-cell table:style-name="ce89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0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91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atic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Capsule</text:p>
          </table:table-cell>
          <table:table-cell table:style-name="ce92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StaticSphere</text:p>
          </table:table-cell>
          <table:table-cell table:style-name="ce22" office:value-type="string">
            <text:p>Yes</text:p>
          </table:table-cell>
          <table:table-cell table:number-columns-repeated="2"/>
          <table:table-cell office:value-type="string">
            <text:p>body.box.StaticSphere</text:p>
          </table:table-cell>
          <table:table-cell table:style-name="ce93"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4" office:value-type="string">
            <text:p>Wont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5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distance_to</text:p>
          </table:table-cell>
          <table:table-cell table:style-name="ce95"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5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5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6" office:value-type="string">
            <text:p>Wont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base.get_velocity</text:p>
          </table:table-cell>
          <table:table-cell table:style-name="ce96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5"/>
          <table:table-cell table:number-columns-repeated="1018"/>
        </table:table-row>
        <table:table-row table:style-name="ro3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7" office:value-type="string">
            <text:p>Wont</text:p>
          </table:table-cell>
          <table:table-cell table:number-columns-repeated="1018"/>
        </table:table-row>
        <table:table-row table:style-name="ro3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98" office:value-type="string">
            <text:p>Wo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15">
            <text:p>115</text:p>
          </table:table-cell>
          <table:table-cell table:number-columns-repeated="3"/>
          <table:table-cell table:formula="of:=COUNTIF([.F4:.F286];&quot;No&quot;)" office:value-type="float" office:value="130">
            <text:p>130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82">
            <text:p>82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57">
            <text:p>57</text:p>
          </table:table-cell>
          <table:table-cell table:number-columns-repeated="3"/>
          <table:table-cell table:formula="of:=COUNTIF([.F4:.F286];&quot;Wont&quot;)"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2">
            <text:p>12</text:p>
          </table:table-cell>
          <table:table-cell table:number-columns-repeated="3"/>
          <table:table-cell table:formula="of:=COUNTIF([.F4:.F286];&quot;Partial&quot;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9]+[.B292]" office:value-type="float" office:value="127">
            <text:p>127</text:p>
          </table:table-cell>
          <table:table-cell table:number-columns-repeated="3"/>
          <table:table-cell table:formula="of:=[.F289]+[.F292]" office:value-type="float" office:value="142">
            <text:p>14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16">
            <text:p>116</text:p>
          </table:table-cell>
          <table:table-cell table:number-columns-repeated="1018"/>
        </table:table-row>
        <table:table-row table:style-name="ro1" table:number-rows-repeated="104827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03:Sheet1.B213 Sheet1.B50:Sheet1.B57 Sheet1.B59:Sheet1.B59 Sheet1.B33:Sheet1.B34 Sheet1.B279:Sheet1.B286 Sheet1.B37:Sheet1.B52 Sheet1.B61:Sheet1.B104 Sheet1.B19:Sheet1.B20 Sheet1.B23:Sheet1.B28 Sheet1.B241:Sheet1.B252 Sheet1.B260:Sheet1.B277 Sheet1.B254:Sheet1.B258 Sheet1.B5:Sheet1.B15 Sheet1.B106:Sheet1.B166 Sheet1.B168:Sheet1.B200 Sheet1.B216:Sheet1.B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6:Sheet1.F246 Sheet1.F217:Sheet1.F227 Sheet1.F230:Sheet1.F238 Sheet1.F8:Sheet1.F12 Sheet1.F24:Sheet1.F24 Sheet1.F37:Sheet1.F37 Sheet1.F44:Sheet1.F44 Sheet1.F257:Sheet1.F258 Sheet1.F4:Sheet1.F5 Sheet1.F28:Sheet1.F34 Sheet1.F41:Sheet1.F42 Sheet1.F47:Sheet1.F47 Sheet1.F49:Sheet1.F52 Sheet1.F54:Sheet1.F67 Sheet1.F69:Sheet1.F76 Sheet1.F81:Sheet1.F93 Sheet1.F98:Sheet1.F101 Sheet1.F103:Sheet1.F103 Sheet1.F105:Sheet1.F135 Sheet1.F138:Sheet1.F160 Sheet1.F162:Sheet1.F167 Sheet1.F184:Sheet1.F213 Sheet1.F169:Sheet1.F174 Sheet1.F180:Sheet1.F181 Sheet1.F240:Sheet1.F240 Sheet1.F250:Sheet1.F252 Sheet1.F261:Sheet1.F273 Sheet1.F276:Sheet1.F278 Sheet1.F281:Sheet1.F28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8:Sheet1.F2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9:Sheet1.F24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8:Sheet1.F2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4:Sheet1.F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9:Sheet1.F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9:Sheet1.F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4:Sheet1.F1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5:Sheet1.F1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:Sheet1.F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:Sheet1.F1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:Sheet1.F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9:Sheet1.F1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0:Sheet1.F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1:Sheet1.F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2:Sheet1.F2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3:Sheet1.F2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:Sheet1.F2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:Sheet1.F2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:Sheet1.F2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:Sheet1.F2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9:Sheet1.F2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0:Sheet1.F3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1:Sheet1.F3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2:Sheet1.F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3:Sheet1.F3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4:Sheet1.F3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5:Sheet1.F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4:Sheet1.F24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5:Sheet1.F25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6:Sheet1.F25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9:Sheet1.B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9:Sheet1.F25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:Sheet1.F1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:Sheet1.F1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5:Sheet1.F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6:Sheet1.F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38:Sheet1.F3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3:Sheet1.F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6:Sheet1.F4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8:Sheet1.F4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53:Sheet1.F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68:Sheet1.F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9:Sheet1.F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7:Sheet1.F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80:Sheet1.F8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78:Sheet1.F7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4:Sheet1.F9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5:Sheet1.F9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7:Sheet1.F9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96:Sheet1.F9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2:Sheet1.F1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04:Sheet1.F10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36:Sheet1.F1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1:Sheet1.F16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68:Sheet1.F16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5:Sheet1.F17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6:Sheet1.F17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8:Sheet1.F17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77:Sheet1.F1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182:Sheet1.F18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1:Sheet1.F24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2:Sheet1.F24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3:Sheet1.F24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5:Sheet1.F24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47:Sheet1.F24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3:Sheet1.F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54:Sheet1.F25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60:Sheet1.F2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4:Sheet1.F277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79:Sheet1.F28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5:Sheet1.F28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286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 style:data-style-name="N2" text:time-value="0000-00-00T07:11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9-09T07:23:52</dc:date>
    <dc:creator>Michael </dc:creator>
    <meta:editing-duration>PT1H8M8S</meta:editing-duration>
    <meta:editing-cycles>29</meta:editing-cycles>
    <meta:generator>LibreOffice/4.0.2.2$Linux_X86_64 LibreOffice_project/400m0$Build-2</meta:generator>
    <meta:document-statistic meta:table-count="1" meta:cell-count="957" meta:object-count="0"/>
  </office:meta>
</office:document-meta>
</file>